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9126" officeooo:paragraph-rsid="00029126"/>
    </style:style>
    <style:style style:name="P2" style:family="paragraph" style:parent-style-name="Text_20_body">
      <style:text-properties officeooo:paragraph-rsid="00029126"/>
    </style:style>
    <style:style style:name="P3" style:family="paragraph" style:parent-style-name="Title">
      <style:text-properties officeooo:rsid="00029126" officeooo:paragraph-rsid="00029126"/>
    </style:style>
    <style:style style:name="P4" style:family="paragraph" style:parent-style-name="Subtitle">
      <style:text-properties officeooo:rsid="00029126" officeooo:paragraph-rsid="00029126"/>
    </style:style>
    <style:style style:name="P5" style:family="paragraph" style:parent-style-name="Heading_20_1">
      <style:text-properties officeooo:rsid="00029126" officeooo:paragraph-rsid="00029126"/>
    </style:style>
    <style:style style:name="P6" style:family="paragraph" style:parent-style-name="Heading_20_3">
      <style:text-properties officeooo:rsid="00029126" officeooo:paragraph-rsid="00029126"/>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mple title</text:p>
      <text:p text:style-name="P1">Lorem ipsum dolor sit amet, consectetur adipiscing elit. Nam consequat, neque ut hendrerit congue, eros mi facilisis urna, a rutrum purus mi et erat. Ut a justo quis magna lacinia laoreet non sed metus. Nullam at turpis quis ipsum accumsan congue vel eu dolor. Fusce porttitor, felis id ullamcorper convallis, justo ex dictum risus, ut tempor diam mauris nec tellus. Donec a dignissim felis, a congue odio. Nulla malesuada urna in scelerisque luctus. Fusce volutpat mi id justo finibus rhoncus. Duis gravida neque et massa accumsan, nec ultrices nisi lobortis. Ut dapibus ex vitae mi consectetur scelerisque. </text:p>
      <text:p text:style-name="P4">Sample subtitle </text:p>
      <text:p text:style-name="P1"/>
      <text:section text:style-name="Sect1" text:name="lipsum">
        <text:p text:style-name="Text_20_body">Curabitur scelerisque velit vitae massa bibendum, quis venenatis turpis lacinia. Vestibulum nec accumsan dolor, sit amet eleifend neque. Proin lobortis metus risus, nec efficitur orci pulvinar varius. Nulla ac laoreet neque, at porta urna. Curabitur pulvinar enim vitae nisl vestibulum egestas. Sed a commodo mauris. Cras pharetra sollicitudin dui sed lobortis. Maecenas malesuada, sem ac semper malesuada, nunc nunc euismod nisi, feugiat fermentum massa diam eu felis. Cras ipsum urna, molestie ac ultricies ut, dictum id nunc. Nam pellentesque leo a tellus congue vestibulum non a erat. Pellentesque eu porttitor nisl, quis semper justo. Nullam auctor dignissim dapibus. Integer quis felis in magna consectetur varius. Duis et lacus risus. Ut iaculis ex sed ligula facilisis, eget posuere massa scelerisque. </text:p>
        <text:h text:style-name="P5" text:outline-level="1">Heading 1</text:h>
        <text:p text:style-name="P2"/>
        <text:p text:style-name="Text_20_body">In in lorem fermentum, efficitur lectus eget, condimentum sapien. Nullam rutrum magna id vestibulum tincidunt. Integer justo nisi, blandit quis velit a, placerat rhoncus dolor. Ut id tellus vitae ante aliquet volutpat. Praesent pulvinar ornare turpis, in facilisis lacus tincidunt vitae. Pellentesque a rhoncus turpis, vitae vestibulum lorem. In elementum a massa eget tempor. </text:p>
        <text:h text:style-name="P6" text:outline-level="3">Heading 2</text:h>
        <text:p text:style-name="Text_20_body">Nunc non aliquam dui. In hac habitasse platea dictumst. Aliquam erat volutpat. Nunc leo turpis, congue id lacus at, vulputate ultrices lorem. Nam semper a magna id congue. Aliquam consequat, diam et elementum fermentum, eros metus cursus lacus, eget tristique lectus augue at dui. Suspendisse tristique fermentum purus a suscipit. Morbi pharetra tortor eros, sit amet dapibus erat pharetra ac. Proin vitae massa feugiat, efficitur tortor non, viverra massa. Mauris erat nunc, ultricies sed vehicula commodo, venenatis id dolor. Ut viverra mauris id molestie mattis. Donec gravida, orci eget convallis hendrerit, massa lectus eleifend quam, eu varius quam massa non dolor. Pellentesque blandit nulla quis consectetur placerat. Phasellus eleifend, diam non convallis vulputate, tortor nisl dictum neque, egestas hendrerit mi nunc at lacus. In pulvinar sit amet mauris sed interdum. </text:p>
        <text:p text:style-name="Text_20_body">Nulla ut turpis ut neque viverra bibendum. Phasellus non congue justo, nec condimentum dui. <text:soft-page-break/>Maecenas mattis leo dolor, sit amet posuere est pharetra sit amet. Donec lectus odio, porta eget iaculis in, eleifend nec sapien. Nam a ultrices sapien. Fusce id magna rhoncus, congue orci vitae, mattis justo. Aliquam id viverra nisi. </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zzarini</meta:initial-creator>
    <meta:creation-date>2014-12-29T11:16:43.681916751</meta:creation-date>
    <dc:date>2014-12-29T11:18:51.919148569</dc:date>
    <dc:creator>Andrea Gazzarini</dc:creator>
    <meta:editing-duration>P0D</meta:editing-duration>
    <meta:editing-cycles>1</meta:editing-cycles>
    <meta:document-statistic meta:table-count="0" meta:image-count="0" meta:object-count="0" meta:page-count="2" meta:paragraph-count="9" meta:word-count="460" meta:character-count="3049" meta:non-whitespace-character-count="2592"/>
    <meta:generator>LibreOffice/4.2.7.2$Linux_X86_64 LibreOffice_project/420m0$Build-2</meta:generator>
  </office:meta>
</office:document-meta>
</file>